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Ubuntu" svg:font-family="Ubuntu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Raleway Medium" svg:font-family="'Raleway Medium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507cm" fo:margin-left="0cm" table:align="left"/>
    </style:style>
    <style:style style:name="Tableau1.A" style:family="table-column">
      <style:table-column-properties style:column-width="6.99cm"/>
    </style:style>
    <style:style style:name="Tableau1.B" style:family="table-column">
      <style:table-column-properties style:column-width="10.516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501cm" table:align="margins" style:may-break-between-rows="false"/>
    </style:style>
    <style:style style:name="Tableau3.A" style:family="table-column">
      <style:table-column-properties style:column-width="2.741cm" style:rel-column-width="10265*"/>
    </style:style>
    <style:style style:name="Tableau3.B" style:family="table-column">
      <style:table-column-properties style:column-width="14.76cm" style:rel-column-width="55270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7.501cm" fo:margin-top="0cm" fo:margin-bottom="0cm" table:align="margins" style:may-break-between-rows="false" style:writing-mode="lr-tb"/>
    </style:style>
    <style:style style:name="Tableau2.A" style:family="table-column">
      <style:table-column-properties style:column-width="8.407cm" style:rel-column-width="31482*"/>
    </style:style>
    <style:style style:name="Tableau2.B" style:family="table-column">
      <style:table-column-properties style:column-width="9.095cm" style:rel-column-width="34053*"/>
    </style:style>
    <style:style style:name="Tableau2.1" style:family="table-row">
      <style:table-row-properties style:min-row-height="0.741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none"/>
    </style:style>
    <style:style style:name="Tableau2.2" style:family="table-row">
      <style:table-row-properties style:min-row-height="0.346cm" fo:keep-together="always"/>
    </style:style>
    <style:style style:name="P1" style:family="paragraph" style:parent-style-name="Standard">
      <style:text-properties style:font-name="Times New Roman1" fo:font-weight="bold" officeooo:paragraph-rsid="000838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weight="bold" officeooo:paragraph-rsid="000838b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weight="bold" officeooo:rsid="00371f35" officeooo:paragraph-rsid="000838bc" style:font-weight-asian="bold" style:font-weight-complex="bold"/>
    </style:style>
    <style:style style:name="P5" style:family="paragraph" style:parent-style-name="Standard">
      <style:text-properties style:font-name="Times New Roman1" fo:font-weight="bold" officeooo:paragraph-rsid="000838bc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1pt" officeooo:paragraph-rsid="000838bc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officeooo:paragraph-rsid="000838bc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Times New Roman1" fo:font-weight="bold" officeooo:paragraph-rsid="000838bc" style:font-weight-asian="bold" style:font-weight-complex="bold"/>
    </style:style>
    <style:style style:name="P9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style:font-name="Times New Roman1" fo:font-size="11pt" fo:font-weight="normal" officeooo:paragraph-rsid="000838b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keep-with-next="always"/>
      <style:text-properties style:font-name="Times New Roman1" fo:font-weight="bold" officeooo:paragraph-rsid="000838bc" style:font-weight-asian="bold" style:font-weight-complex="bold"/>
    </style:style>
    <style:style style:name="P11" style:family="paragraph" style:parent-style-name="Table_20_Contents">
      <style:text-properties style:font-name="Times New Roman1"/>
    </style:style>
    <style:style style:name="P12" style:family="paragraph" style:parent-style-name="Standard">
      <style:paragraph-properties fo:text-align="start" style:justify-single-word="false" fo:keep-with-next="always"/>
      <style:text-properties style:font-name="Times New Roman1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 fo:keep-with-next="always"/>
      <style:text-properties style:font-name="Times New Roman1" fo:font-weight="normal" officeooo:paragraph-rsid="000838bc" style:font-weight-asian="normal" style:font-weight-complex="normal"/>
    </style:style>
    <style:style style:name="P14" style:family="paragraph" style:parent-style-name="Standard">
      <style:paragraph-properties fo:keep-with-next="always"/>
      <style:text-properties officeooo:paragraph-rsid="000838bc"/>
    </style:style>
    <style:style style:name="P15" style:family="paragraph" style:parent-style-name="Standard">
      <style:paragraph-properties fo:margin-left="1cm" fo:margin-right="0cm" fo:margin-top="0cm" fo:margin-bottom="0cm" loext:contextual-spacing="false" fo:line-height="100%" fo:text-indent="-1cm" style:auto-text-indent="false" fo:keep-with-next="always"/>
      <style:text-properties style:font-name="Times New Roman1" fo:font-size="11pt" style:text-underline-style="solid" style:text-underline-width="auto" style:text-underline-color="font-color" fo:font-weight="bold" officeooo:paragraph-rsid="000838bc" style:font-size-asian="11pt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1" officeooo:paragraph-rsid="000838bc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1" fo:font-size="10pt" fo:font-style="italic" officeooo:paragraph-rsid="000838bc" style:font-size-asian="10pt" style:language-asian="fr" style:country-asian="BE" style:font-style-asian="italic" style:font-name-complex="Arial2"/>
    </style:style>
    <style:style style:name="P18" style:family="paragraph" style:parent-style-name="Standard">
      <style:paragraph-properties fo:text-align="center" style:justify-single-word="false"/>
      <style:text-properties fo:color="#ff0000" style:font-name="Times New Roman1" fo:font-weight="bold" fo:background-color="#000000" style:font-weight-asian="bold" style:font-weight-complex="bold"/>
    </style:style>
    <style:style style:name="P19" style:family="paragraph" style:parent-style-name="Table_20_Contents">
      <style:paragraph-properties fo:keep-with-next="always"/>
      <style:text-properties style:font-name="Times New Roman1" fo:font-size="11pt" officeooo:paragraph-rsid="000838bc" style:font-size-asian="11pt" style:font-size-complex="11pt"/>
    </style:style>
    <style:style style:name="P20" style:family="paragraph" style:parent-style-name="Standard2">
      <style:paragraph-properties fo:margin-left="0cm" fo:margin-right="0cm" fo:margin-top="0.3cm" fo:margin-bottom="0.3cm" loext:contextual-spacing="false" fo:line-height="100%" fo:text-align="center" style:justify-single-word="false" fo:orphans="2" fo:widows="2" fo:text-indent="0cm" style:auto-text-indent="false" style:text-autospace="none">
        <style:tab-stops/>
      </style:paragraph-properties>
      <style:text-properties fo:text-transform="uppercase" fo:color="#ff0000" style:font-name="Times New Roman1" fo:font-size="18pt" fo:font-weight="bold" officeooo:paragraph-rsid="004adc23" fo:background-color="#ffff00" style:font-size-asian="18pt" style:font-weight-asian="bold" style:font-name-complex="Raleway Medium" style:font-size-complex="11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0a44fe" style:letter-kerning="true" style:font-style-asian="normal" style:font-weight-asian="normal" style:text-emphasize="none"/>
    </style:style>
    <style:style style:name="T3" style:family="text">
      <style:text-properties fo:color="#000000" style:font-name-asian="Times New Roman2" style:language-asian="fr" style:country-asian="BE" style:font-name-complex="Times New Roman2"/>
    </style:style>
    <style:style style:name="T4" style:family="text">
      <style:text-properties fo:font-size="11pt" style:font-size-asian="11pt" style:language-asian="fr" style:country-asian="BE" style:font-name-complex="Arial2" style:font-size-complex="11pt"/>
    </style:style>
    <style:style style:name="T5" style:family="text">
      <style:text-properties fo:font-size="10pt" style:font-size-asian="10pt" style:language-asian="fr" style:country-asian="BE" style:font-name-complex="Arial2"/>
    </style:style>
    <style:style style:name="T6" style:family="text">
      <style:text-properties style:font-name="Times New Roman1" fo:font-size="11pt" style:font-size-asian="11pt" style:font-size-complex="11pt"/>
    </style:style>
    <style:style style:name="T7" style:family="text">
      <style:text-properties style:font-name="Times New Roman1" fo:font-size="11pt" officeooo:rsid="002ecfcf" style:font-size-asian="11pt" style:font-size-complex="11pt"/>
    </style:style>
    <style:style style:name="T8" style:family="text">
      <style:text-properties style:font-name="Times New Roman1" fo:font-size="11pt" officeooo:rsid="001e7411" style:font-size-asian="11pt" style:font-size-complex="11pt"/>
    </style:style>
    <style:style style:name="T9" style:family="text">
      <style:text-properties style:font-name="Times New Roman1" fo:font-size="11pt" officeooo:rsid="001b8839" style:font-size-asian="11pt" style:font-size-complex="11pt"/>
    </style:style>
    <style:style style:name="T1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Times New Roman1" fo:font-size="11pt" fo:font-weight="normal" officeooo:rsid="004166ea" style:font-size-asian="11pt" style:font-weight-asian="normal" style:font-size-complex="11pt" style:font-weight-complex="normal"/>
    </style:style>
    <style:style style:name="T12" style:family="text">
      <style:text-properties style:font-name="Times New Roman1" fo:font-size="11pt" fo:font-weight="normal" officeooo:rsid="0024b1b4" style:font-size-asian="11pt" style:font-weight-asian="normal" style:font-size-complex="11pt" style:font-weight-complex="normal"/>
    </style:style>
    <style:style style:name="T13" style:family="text">
      <style:text-properties style:font-name="Times New Roman1" fo:font-size="11pt" fo:font-weight="normal" officeooo:rsid="002f287b" style:font-size-asian="11pt" style:font-weight-asian="normal" style:font-size-complex="11pt" style:font-weight-complex="normal"/>
    </style:style>
    <style:style style:name="T14" style:family="text">
      <style:text-properties style:font-name="Times New Roman1" fo:font-size="11pt" fo:font-weight="normal" officeooo:rsid="00401d5e" style:font-size-asian="11pt" style:font-weight-asian="normal" style:font-size-complex="11pt" style:font-weight-complex="normal"/>
    </style:style>
    <style:style style:name="T15" style:family="text">
      <style:text-properties style:font-name="Times New Roman1" fo:font-size="11pt" fo:font-weight="normal" officeooo:rsid="002ecfcf" style:font-size-asian="11pt" style:font-weight-asian="normal" style:font-size-complex="11pt" style:font-weight-complex="normal"/>
    </style:style>
    <style:style style:name="T16" style:family="text">
      <style:text-properties style:font-name="Times New Roman1" fo:font-size="11pt" fo:font-weight="normal" officeooo:rsid="001e7411" style:font-size-asian="11pt" style:font-weight-asian="normal" style:font-size-complex="11pt" style:font-weight-complex="normal"/>
    </style:style>
    <style:style style:name="T17" style:family="text">
      <style:text-properties style:font-name="Times New Roman1" fo:font-size="11pt" fo:font-weight="normal" officeooo:rsid="001b8839" style:font-size-asian="11pt" style:font-weight-asian="normal" style:font-size-complex="11pt" style:font-weight-complex="normal"/>
    </style:style>
    <style:style style:name="T18" style:family="text">
      <style:text-properties fo:text-transform="uppercase"/>
    </style:style>
    <style:style style:name="T19" style:family="text">
      <style:text-properties fo:color="#ff3333" fo:font-size="20pt" fo:language="fr" fo:country="FR" style:text-underline-style="solid" style:text-underline-width="auto" style:text-underline-color="font-color" officeooo:rsid="000c8190" fo:background-color="#ffff00" loext:char-shading-value="0" style:font-name-asian="Times New Roman2" style:font-size-asian="20pt" style:language-asian="fr" style:country-asian="FR" style:font-name-complex="Times New Roman2" style:font-size-complex="10pt"/>
    </style:style>
    <style:style style:name="T20" style:family="text">
      <style:text-properties fo:color="#ff3333" fo:font-size="20pt" fo:language="fr" fo:country="FR" style:text-underline-style="solid" style:text-underline-width="auto" style:text-underline-color="font-color" officeooo:rsid="000c8190" style:font-name-asian="Times New Roman2" style:font-size-asian="20pt" style:language-asian="fr" style:country-asian="FR" style:font-name-complex="Times New Roman2" style:font-size-complex="10pt"/>
    </style:style>
    <style:style style:name="T21" style:family="text">
      <style:text-properties fo:font-size="20pt" fo:language="fr" fo:country="FR" style:text-underline-style="solid" style:text-underline-width="auto" style:text-underline-color="font-color" officeooo:rsid="000c8190" style:font-name-asian="Times New Roman2" style:font-size-asian="20pt" style:language-asian="fr" style:country-asian="FR" style:font-name-complex="Times New Roman2" style:font-size-complex="10pt"/>
    </style:style>
    <style:style style:name="T22" style:family="text">
      <style:text-properties fo:font-size="20pt" fo:language="fr" fo:country="FR" style:text-underline-style="solid" style:text-underline-width="auto" style:text-underline-color="font-color" officeooo:rsid="004adc23" style:font-name-asian="Times New Roman2" style:font-size-asian="20pt" style:language-asian="fr" style:country-asian="FR" style:font-name-complex="Times New Roman2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Mono" fo:font-size="7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10pt" fo:language="fr" fo:country="FR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GOUVERNEMENT DE LA</text:p>
            <text:p text:style-name="P3">PROVINCE DE HAINAUT</text:p>
            <text:p text:style-name="P3">------</text:p>
            <text:p text:style-name="P8"><text:text-input text:description="">self.getProposingGroup(theObject=True).Description()</text:text-input></text:p>
            <text:p text:style-name="P4"><text:text-input text:description="">self.getProposingGroup(theObject=True).get_full_title().split('-')[1]</text:text-input></text:p>
            <text:p text:style-name="P3">------</text:p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table:number-columns-spanned="2" office:value-type="string">
            <text:p text:style-name="P1">Arrêté officiel</text:p>
            <text:p text:style-name="P5"><text:text-input text:description="">self.getGroupedItemsNum()</text:text-input></text:p>
            <text:p text:style-name="P1">Objet : <text:span text:style-name="T18"><text:text-input text:description="">self.Title()</text:text-input></text:span></text:p>
          </table:table-cell>
          <table:covered-table-cell/>
        </table:table-row>
      </table:table>
      <text:p text:style-name="P20"><text:span text:style-name="T21"><office:annotation><dc:creator>André NUYENS</dc:creator><dc:date>2016-04-22T10:32:56</dc:date><text:p><text:span text:style-name="T24">do text if not self.queryState() in meetingConfig.getItemDecidedStates()</text:span></text:p></office:annotation></text:span><text:span text:style-name="T21">PROJET D</text:span><text:span text:style-name="T22">'arrêté</text:span></text:p>
      <text:p text:style-name="P18"/>
      <text:p text:style-name="P2">LE COLLEGE DU CONSEIL PROVINCIAL DU HAINAUT,</text:p>
      <text:p text:style-name="P2"/>
      <text:p text:style-name="P6"><office:annotation><dc:creator>André NUYENS</dc:creator><dc:date>2017-06-26T10:50:19</dc:date><loext:sender-initials>AN</loext:sender-initials><text:p text:style-name="P21"><text:span text:style-name="T23">do text if self.getMotivation()</text:span></text:p><text:p text:style-name="P21"><text:span text:style-name="T23">from xhtml(view.printXhtml(self, self.getMotivation(), keepWithNext=True))</text:span></text:p></office:annotation>motivation</text:p>
      <text:p text:style-name="P6"><office:annotation><dc:creator>André NUYENS</dc:creator><dc:date>2017-06-26T10:50:19</dc:date><loext:sender-initials>AN</loext:sender-initials><text:p text:style-name="P22"><text:span text:style-name="T28">do text if self.getMotivation()</text:span></text:p></office:annotation></text:p>
      <text:section text:style-name="Sect1" text:name="avis simple">
        <text:p text:style-name="P7"><text:span text:style-name="T6"><office:annotation><dc:creator>Auteur inconnu</dc:creator><dc:date>2017-01-02T16:18:10</dc:date><text:p text:style-name="P21"><text:span text:style-name="T27">do section- for advice in view.printFinanceAdvice('simple')</text:span></text:p></office:annotation></text:span><text:span text:style-name="Police_20_par_20_défaut"><text:span text:style-name="T6">Considérant l'avis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8"><text:text-input text:description="">advice['given_advice'].advice_reference and u' "référencé %s"'%advice['given_advice'].advice_reference or ''</text:text-input></text:span></text:span><text:span text:style-name="Police_20_par_20_défaut"><text:span text:style-name="T9"><text:s/></text:span></text:span><text:span text:style-name="Police_20_par_20_défaut"><text:span text:style-name="T6">du Directeur financier remis en date du </text:span></text:span><text:span text:style-name="Strong_20_Emphasis"><text:span text:style-name="T11"><text:text-input text:description="">advice['item_transmitted_on_localized']</text:text-input></text:span></text:span><text:span text:style-name="Strong_20_Emphasis"><text:span text:style-name="T11"> </text:span></text:span><text:span text:style-name="Strong_20_Emphasis"><text:span text:style-name="T12">;</text:span></text:span></text:p>
        <text:p text:style-name="P7"><text:span text:style-name="Strong_20_Emphasis"><text:span text:style-name="T12"/></text:span></text:p>
      </text:section>
      <text:section text:style-name="Sect1" text:name="avis legal">
        <text:p text:style-name="P7"><text:span text:style-name="T6"><office:annotation><dc:creator>Auteur inconnu</dc:creator><dc:date>2017-01-02T16:19:06</dc:date><text:p text:style-name="P21"><text:span text:style-name="T26">do section- for advice in view.printFinanceAdvice('legal')</text:span></text:p></office:annotation></text:span><text:span text:style-name="Police_20_par_20_défaut"><text:span text:style-name="T10">Considérant la transmission du dossier au Directeur financier pour avis préalable en date du </text:span></text:span><text:span text:style-name="Strong_20_Emphasis"><text:span text:style-name="T11"><text:text-input text:description="">advice['item_transmitted_on_localized']</text:text-input></text:span></text:span><text:span text:style-name="Strong_20_Emphasis"><text:span text:style-name="T11"> </text:span></text:span><text:span text:style-name="Police_20_par_20_défaut"><text:span text:style-name="T13">;</text:span></text:span></text:p>
        <text:p text:style-name="P7"><text:span text:style-name="Police_20_par_20_défaut"><text:span text:style-name="T13"/></text:span></text:p>
        <text:p text:style-name="P7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6"><text:text-input text:description="">advice['given_advice'].advice_reference and u' "référencé %s"'%advice['given_advice'].advice_reference or ''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1"><text:text-input text:description="">advice['advice_given_on_localized']</text:text-input></text:span></text:span><text:span text:style-name="Police_20_par_20_défaut"><text:span text:style-name="T11"> </text:span></text:span><text:span text:style-name="Strong_20_Emphasis"><text:span text:style-name="T11">;</text:span></text:span></text:p>
        <text:p text:style-name="P7"><text:span text:style-name="Strong_20_Emphasis"><text:span text:style-name="T11"/></text:span></text:p>
      </text:section>
      <text:section text:style-name="Sect1" text:name="avis non donné">
        <text:p text:style-name="P7"><text:span text:style-name="T10"><office:annotation><dc:creator>Auteur inconnu</dc:creator><dc:date>2017-01-02T16:19:16</dc:date><text:p text:style-name="P21"><text:span text:style-name="T26">do section- for advice in view.printFinanceAdvice('legal_not_given')</text:span></text:p></office:annotation></text:span><text:span text:style-name="Police_20_par_20_défaut"><text:span text:style-name="T10">Considérant la transmission du dossier au Directeur financier pour avis préalable en date du </text:span></text:span><text:bookmark-start text:name="__DdeLink__1237_1781793442"/><text:span text:style-name="Strong_20_Emphasis"><text:span text:style-name="T11"><text:text-input text:description="">advice['item_transmitted_on_localized']</text:text-input></text:span></text:span><text:bookmark-end text:name="__DdeLink__1237_1781793442"/><text:span text:style-name="Strong_20_Emphasis"><text:span text:style-name="T11"> ;</text:span></text:span></text:p>
        <text:p text:style-name="P7"><text:span text:style-name="Strong_20_Emphasis"><text:span text:style-name="T11"/></text:span></text:p>
        <text:p text:style-name="P7"><text:span text:style-name="Police_20_par_20_défaut"><text:span text:style-name="T6">Considérant l'avis non rendu par le Directeur financier ;</text:span></text:span></text:p>
        <text:p text:style-name="P7"><text:span text:style-name="Police_20_par_20_défaut"><text:span text:style-name="T6"/></text:span></text:p>
      </text:section>
      <text:section text:style-name="Sect1" text:name="avis initiative">
        <text:p text:style-name="P7"><text:span text:style-name="T10"><office:annotation><dc:creator>Auteur inconnu</dc:creator><dc:date>2017-01-02T16:19:27</dc:date><text:p text:style-name="P21"><text:span text:style-name="T26">do section- for advice in view.printFinanceAdvice('initiative')</text:span></text:p></office:annotation></text:span><text:span text:style-name="Police_20_par_20_défaut"><text:span text:style-name="T10">Considérant l'avis d'initiative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6"><text:text-input text:description="">advice['given_advice'].advice_reference and u' "référencé %s"'%advice['given_advice'].advice_reference or ''</text:text-input></text:span></text:span><text:span text:style-name="Police_20_par_20_défaut"><text:span text:style-name="T17"><text:s/></text:span></text:span><text:span text:style-name="Police_20_par_20_défaut"><text:span text:style-name="T10">du Directeur financier remis en date du </text:span></text:span><text:span text:style-name="Police_20_par_20_défaut"><text:span text:style-name="T11"><text:text-input text:description="">advice['advice_given_on_localized']</text:text-input></text:span></text:span><text:span text:style-name="Police_20_par_20_défaut"><text:span text:style-name="T11"> </text:span></text:span><text:span text:style-name="Strong_20_Emphasis"><text:span text:style-name="T11">;</text:span></text:span></text:p>
        <text:p text:style-name="P7"><text:span text:style-name="Strong_20_Emphasis"><text:span text:style-name="T11"/></text:span></text:p>
      </text:section>
      <text:section text:style-name="Sect1" text:name="avis simple non donné">
        <text:p text:style-name="P7"><text:span text:style-name="T10"><office:annotation><dc:creator>Auteur inconnu</dc:creator><dc:date>2017-01-02T16:19:16</dc:date><text:p text:style-name="P21"><text:span text:style-name="T26">do section- for advice in view.printFinanceAdvice('simple_not_given')</text:span></text:p></office:annotation></text:span><text:span text:style-name="Police_20_par_20_défaut"><text:span text:style-name="T10">Considérant la transmission du dossier au Directeur financier pour avis préalable en date du </text:span></text:span><text:bookmark-start text:name="__DdeLink__1237_17817934422"/><text:span text:style-name="Strong_20_Emphasis"><text:span text:style-name="T11"><text:text-input text:description="">advice['item_transmitted_on_localized']</text:text-input></text:span></text:span><text:bookmark-end text:name="__DdeLink__1237_17817934422"/><text:span text:style-name="Strong_20_Emphasis"><text:span text:style-name="T11"> ;</text:span></text:span></text:p>
        <text:p text:style-name="P7"><text:span text:style-name="Strong_20_Emphasis"><text:span text:style-name="T11"/></text:span></text:p>
        <text:p text:style-name="P7"><text:span text:style-name="Police_20_par_20_défaut"><text:span text:style-name="T6">Considérant l'avis non rendu par le Directeur financier ;</text:span></text:span></text:p>
        <text:p text:style-name="P7"><text:span text:style-name="Police_20_par_20_défaut"><text:span text:style-name="T6"/></text:span></text:p>
      </text:section>
      <text:p text:style-name="P9"><text:soft-page-break/><text:span text:style-name="T3"><office:annotation><dc:creator>André NUYENS</dc:creator><dc:date>2017-06-26T10:50:44</dc:date><loext:sender-initials>AN</loext:sender-initials><text:p text:style-name="P21"><text:span text:style-name="T23">do text if self.getDecision()</text:span></text:p><text:p text:style-name="P21"><text:span text:style-name="T23">from xhtml(view.printXhtml(self, self.getDecision(), keepWithNext=True))</text:span></text:p></office:annotation></text:span><text:span text:style-name="T3">Décision</text:span></text:p>
      <text:p text:style-name="P10"/>
      <text:p text:style-name="P12">En séance à Mons, le <text:text-input text:description="">self.hasMeeting() and self.getMeeting().Title() or ''</text:text-input>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<office:annotation><dc:creator>Antoine Duchêne</dc:creator><dc:date>2019-06-24T10:11:18.485828079</dc:date><loext:sender-initials>AD</loext:sender-initials><text:p text:style-name="P21"><text:span text:style-name="T23">do table if self.hasMeeting()</text:span></text:p></office:annotation>PRESENTS :</text:p>
          </table:table-cell>
          <table:table-cell table:style-name="Tableau3.A1" office:value-type="string">
            <text:p text:style-name="P19"><text:s/><text:span text:style-name="T1"><office:annotation><dc:creator>Antoine Duchêne</dc:creator><dc:date>2019-05-16T14:31:51.640914368</dc:date><loext:sender-initials>AD</loext:sender-initials><text:p text:style-name="P21"><text:span text:style-name="T23">do text</text:span></text:p><text:p text:style-name="P21"><text:span text:style-name="T23">from xhtml(view.print_attendees_by_type(group_position_type=True, render_as_html=True, position_type_format=u", &lt;strong&gt;{0}&lt;/strong&gt;", custom_grouped_attendee_type_patterns={'attendee':{'*':u''}}, included_attendee_types=['attendee'],striked_attendee_types=['excused', 'absent']))</text:span></text:p></office:annotation></text:span><text:span text:style-name="T2">Assembly</text:span></text:p>
          </table:table-cell>
        </table:table-row>
      </table:table>
      <text:p text:style-name="P13"/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6"><text:span text:style-name="T4"><office:annotation><dc:creator>André NUYENS</dc:creator><dc:date>2019-02-12T15:31:03</dc:date><loext:sender-initials>AN</loext:sender-initials><text:p text:style-name="P21"><text:span text:style-name="T25">do table if self.hasMeeting()</text:span></text:p></office:annotation></text:span><text:span text:style-name="T5">Par le </text:span><text:span text:style-name="T5"><text:text-input text:description="">meetingConfig.Title()</text:text-input></text:span><text:span text:style-name="T5">,</text:span>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17"><text:text-input text:description="">self.getItemSignatories(theObjects=True, by_signature_number=True)['1'].get_prefix_for_gender_and_number(include_value=True)</text:text-input></text:p>
            <text:p text:style-name="P17"><text:text-input text:description="">self.getItemSignatories(theObjects=True, by_signature_number=True)['1'].get_person_title(include_person_title=False)</text:text-input></text:p>
          </table:table-cell>
          <table:table-cell table:style-name="Tableau2.A1" office:value-type="string">
            <text:p text:style-name="P17"><text:text-input text:description="">self.getItemSignatories(theObjects=True, by_signature_number=True)['2'].get_prefix_for_gender_and_number(include_value=True)</text:text-input></text:p>
            <text:p text:style-name="P17"><text:text-input text:description="">self.getItemSignatories(theObjects=True, by_signature_number=True)['2'].get_person_title(include_person_title=False)</text:text-input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Ubuntu" svg:font-family="Ubuntu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Raleway Medium" svg:font-family="'Raleway Medium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3T20:12:17.712199115</meta:creation-date>
    <dc:date>2019-07-04T11:20:02.157665170</dc:date>
    <dc:creator>Antoine Duchêne</dc:creator>
    <meta:editing-duration>PT1H15M40S</meta:editing-duration>
    <meta:editing-cycles>25</meta:editing-cycles>
    <meta:generator>LibreOffice/6.2.4.2$Linux_X86_64 LibreOffice_project/20$Build-2</meta:generator>
    <meta:document-statistic meta:table-count="3" meta:image-count="0" meta:object-count="0" meta:page-count="2" meta:paragraph-count="30" meta:word-count="220" meta:character-count="2176" meta:non-whitespace-character-count="2032"/>
  </office:meta>
</office:document-meta>
</file>